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ff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6666ff"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2.513cm" svg:x="11.771cm" svg:y="0.327cm">
          <text:p text:style-name="P1"><text:span text:style-name="T1">АС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382cm" svg:height="2.032cm" svg:x="9.101cm" svg:y="4.869cm">
          <text:p text:style-name="P1">непромышленные <text:s/>сферы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62cm" svg:height="1.905cm" svg:x="0.719cm" svg:y="4.869cm">
          <text:p text:style-name="P1">Промышленные <text:s/>сферы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8.382cm" svg:height="2.54cm" svg:x="18.918cm" svg:y="4.869cm">
          <text:p text:style-name="P1">Научная сфера,</text:p>
          <text:p text:style-name="P1">Образовательная,</text:p>
          <text:p text:style-name="P1">культура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53cm" svg:height="1.381cm" svg:x="2.062cm" svg:y="7.863cm">
          <text:p text:style-name="P1">АСУО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953cm" svg:height="1.905cm" svg:x="2.063cm" svg:y="10.04cm">
          <text:p text:style-name="P1">АСУП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53cm" svg:height="1.905cm" svg:x="1.864cm" svg:y="12.765cm">
          <text:p text:style-name="P1">АСУ ТП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529cm" svg:y1="6.774cm" svg:x2="4.538cm" svg:y2="7.863cm" draw:start-shape="id1" draw:start-glue-point="2" draw:end-shape="id2" draw:end-glue-point="0" svg:d="m4529 6774v544h9v545" svg:viewBox="0 0 10 1090">
          <text:p/>
        </draw:connector>
        <draw:connector draw:style-name="gr4" draw:text-style-name="P1" draw:layer="layout" svg:x1="2.062cm" svg:y1="8.553cm" svg:x2="1.864cm" svg:y2="13.717cm" draw:start-shape="id2" draw:start-glue-point="3" draw:end-shape="id3" draw:end-glue-point="3" svg:d="m2062 8553h-700v5164h502" svg:viewBox="0 0 701 5165">
          <text:p/>
        </draw:connector>
        <draw:connector draw:style-name="gr4" draw:text-style-name="P1" draw:layer="layout" svg:x1="4.538cm" svg:y1="9.244cm" svg:x2="4.539cm" svg:y2="10.04cm" draw:start-shape="id2" draw:start-glue-point="2" draw:end-shape="id4" draw:end-glue-point="0" svg:d="m4538 9244v397h1v399" svg:viewBox="0 0 2 797">
          <text:p/>
        </draw:connector>
        <draw:custom-shape draw:style-name="gr5" draw:text-style-name="P1" xml:id="id6" draw:id="id6" draw:layer="layout" svg:width="6.096cm" svg:height="1.397cm" svg:x="10.625cm" svg:y="7.863cm">
          <text:p text:style-name="P1">АС на транспорте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6.096cm" svg:height="1.397cm" svg:x="10.625cm" svg:y="10.04cm">
          <text:p text:style-name="P1">АС в торговле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6.096cm" svg:height="1.397cm" svg:x="10.625cm" svg:y="12.573cm">
          <text:p text:style-name="P1">АС соц. сферы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6.096cm" svg:height="1.397cm" svg:x="10.625cm" svg:y="14.974cm">
          <text:p text:style-name="P1">АС банков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101cm" svg:y1="5.885cm" svg:x2="10.625cm" svg:y2="8.561cm" draw:start-shape="id5" draw:start-glue-point="3" draw:end-shape="id6" draw:end-glue-point="3" svg:d="m9101 5885h-501v2676h2025" svg:viewBox="0 0 2026 2677">
          <text:p/>
        </draw:connector>
        <draw:connector draw:style-name="gr4" draw:text-style-name="P1" draw:layer="layout" svg:x1="9.101cm" svg:y1="5.885cm" svg:x2="10.625cm" svg:y2="10.738cm" draw:start-shape="id5" draw:start-glue-point="3" draw:end-shape="id7" draw:end-glue-point="3" svg:d="m9101 5885h-501v4853h2025" svg:viewBox="0 0 2026 4854">
          <text:p/>
        </draw:connector>
        <draw:connector draw:style-name="gr4" draw:text-style-name="P1" draw:layer="layout" svg:x1="9.101cm" svg:y1="5.885cm" svg:x2="10.625cm" svg:y2="13.271cm" draw:start-shape="id5" draw:start-glue-point="3" draw:end-shape="id8" draw:end-glue-point="3" svg:d="m9101 5885h-501v7386h2025" svg:viewBox="0 0 2026 7387">
          <text:p/>
        </draw:connector>
        <draw:connector draw:style-name="gr4" draw:text-style-name="P1" draw:layer="layout" svg:x1="9.101cm" svg:y1="5.885cm" svg:x2="10.625cm" svg:y2="15.672cm" draw:start-shape="id5" draw:start-glue-point="3" draw:end-shape="id9" draw:end-glue-point="3" svg:d="m9101 5885h-501v9787h2025" svg:viewBox="0 0 2026 9788">
          <text:p/>
        </draw:connector>
        <draw:custom-shape draw:style-name="gr5" draw:text-style-name="P1" xml:id="id11" draw:id="id11" draw:layer="layout" svg:width="7.747cm" svg:height="1.524cm" svg:x="19.426cm" svg:y="7.863cm">
          <text:p text:style-name="P1">АС НИО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7.747cm" svg:height="1.524cm" svg:x="19.426cm" svg:y="11.74cm">
          <text:p text:style-name="P1">АСНИ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7.747cm" svg:height="1.524cm" svg:x="19.426cm" svg:y="10.04cm">
          <text:p text:style-name="P1">АС ВУЗов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7.747cm" svg:height="1.524cm" svg:x="19.427cm" svg:y="13.44cm">
          <text:p text:style-name="P1">САПР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7.747cm" svg:height="1.524cm" svg:x="19.428cm" svg:y="15.34cm">
          <text:p text:style-name="P1">Экспертные системы</text:p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7.747cm" svg:height="1.524cm" svg:x="19.429cm" svg:y="17.04cm">
          <text:p text:style-name="P1">АС библиотек и музеев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918cm" svg:y1="6.139cm" svg:x2="19.426cm" svg:y2="8.625cm" draw:start-shape="id10" draw:start-glue-point="3" draw:end-shape="id11" svg:d="m18918 6139h-501v2486h1009" svg:viewBox="0 0 1010 2487">
          <text:p/>
        </draw:connector>
        <draw:connector draw:style-name="gr4" draw:text-style-name="P1" draw:layer="layout" svg:x1="18.918cm" svg:y1="6.139cm" svg:x2="19.426cm" svg:y2="10.802cm" draw:start-shape="id10" draw:start-glue-point="3" draw:end-shape="id12" svg:d="m18918 6139h-501v4663h1009" svg:viewBox="0 0 1010 4664">
          <text:p/>
        </draw:connector>
        <draw:connector draw:style-name="gr4" draw:text-style-name="P1" draw:layer="layout" svg:x1="18.918cm" svg:y1="6.139cm" svg:x2="19.426cm" svg:y2="12.502cm" draw:start-shape="id10" draw:start-glue-point="3" draw:end-shape="id13" draw:end-glue-point="3" svg:d="m18918 6139h-501v6363h1009" svg:viewBox="0 0 1010 6364">
          <text:p/>
        </draw:connector>
        <draw:connector draw:style-name="gr4" draw:text-style-name="P1" draw:layer="layout" svg:x1="18.918cm" svg:y1="6.139cm" svg:x2="19.427cm" svg:y2="14.202cm" draw:start-shape="id10" draw:start-glue-point="3" draw:end-shape="id14" draw:end-glue-point="3" svg:d="m18918 6139h-501v8063h1010" svg:viewBox="0 0 1011 8064">
          <text:p/>
        </draw:connector>
        <draw:connector draw:style-name="gr4" draw:text-style-name="P1" draw:layer="layout" svg:x1="18.918cm" svg:y1="6.139cm" svg:x2="19.428cm" svg:y2="16.102cm" draw:start-shape="id10" draw:start-glue-point="3" draw:end-shape="id15" draw:end-glue-point="3" svg:d="m18918 6139h-501v9963h1011" svg:viewBox="0 0 1012 9964">
          <text:p/>
        </draw:connector>
        <draw:connector draw:style-name="gr4" draw:text-style-name="P1" draw:layer="layout" svg:x1="18.918cm" svg:y1="6.139cm" svg:x2="19.429cm" svg:y2="17.802cm" draw:start-shape="id10" draw:start-glue-point="3" draw:end-shape="id16" draw:end-glue-point="3" svg:d="m18918 6139h-501v11663h1012" svg:viewBox="0 0 1013 116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09:44:57.342657576</meta:creation-date>
    <dc:date>2014-03-19T09:03:59.982111503</dc:date>
    <meta:editing-duration>PT9M55S</meta:editing-duration>
    <meta:editing-cycles>4</meta:editing-cycles>
    <meta:generator>LibreOffice/4.1.4.2$Linux_X86_64 LibreOffice_project/410m0$Build-2</meta:generator>
    <meta:document-statistic meta:object-count="30"/>
  </office:meta>
</office:document-meta>
</file>